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2*pi/102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2]+(512-[.C2]))*[.D2]-PI()" office:value-type="float" office:value="-3.14159265358979" calcext:value-type="float">
            <text:p>-3.1415926536</text:p>
          </table:table-cell>
          <table:table-cell table:formula="of:=([.B2]+(512-[.C2]))*[.D2]-PI()" office:value-type="float" office:value="3.13545673043825" calcext:value-type="float">
            <text:p>3.1354567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3]+(512-[.C3]))*[.D3]-PI()" office:value-type="float" office:value="-3.14159265358979" calcext:value-type="float">
            <text:p>-3.1415926536</text:p>
          </table:table-cell>
          <table:table-cell table:formula="of:=([.B3]+(512-[.C3]))*[.D3]-PI()" office:value-type="float" office:value="3.13545673043825" calcext:value-type="float">
            <text:p>3.13545673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4]+(512-[.C4]))*[.D4]-PI()" office:value-type="float" office:value="-2.03712648631213" calcext:value-type="float">
            <text:p>-2.0371264863</text:p>
          </table:table-cell>
          <table:table-cell table:formula="of:=([.B4]+(512-[.C4]))*[.D4]-PI()" office:value-type="float" office:value="1.88986433067511" calcext:value-type="float">
            <text:p>1.88986433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0" calcext:value-type="float">
            <text:p>83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5]+(512-[.C5]))*[.D5]-PI()" office:value-type="float" office:value="-1.91440802328128" calcext:value-type="float">
            <text:p>-1.9144080233</text:p>
          </table:table-cell>
          <table:table-cell table:formula="of:=([.B5]+(512-[.C5]))*[.D5]-PI()" office:value-type="float" office:value="1.95122356219054" calcext:value-type="float">
            <text:p>1.95122356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60" calcext:value-type="float">
            <text:p>86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6]+(512-[.C6]))*[.D6]-PI()" office:value-type="float" office:value="-2.12916533358527" calcext:value-type="float">
            <text:p>-2.1291653336</text:p>
          </table:table-cell>
          <table:table-cell table:formula="of:=([.B6]+(512-[.C6]))*[.D6]-PI()" office:value-type="float" office:value="2.13530125673681" calcext:value-type="float">
            <text:p>2.1353012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7]+(512-[.C7]))*[.D7]-PI()" office:value-type="float" office:value="-2.09848571782756" calcext:value-type="float">
            <text:p>-2.0984857178</text:p>
          </table:table-cell>
          <table:table-cell table:formula="of:=([.B7]+(512-[.C7]))*[.D7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358" calcext:value-type="float">
            <text:p>358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8]+(512-[.C8]))*[.D8]-PI()" office:value-type="float" office:value="-2.19666048825224" calcext:value-type="float">
            <text:p>-2.1966604883</text:p>
          </table:table-cell>
          <table:table-cell table:formula="of:=([.B8]+(512-[.C8]))*[.D8]-PI()" office:value-type="float" office:value="0.564504929941916" calcext:value-type="float">
            <text:p>0.564504929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23" calcext:value-type="float">
            <text:p>1023</text:p>
          </table:table-cell>
          <table:table-cell office:value-type="float" office:value="666" calcext:value-type="float">
            <text:p>666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9]+(512-[.C9]))*[.D9]-PI()" office:value-type="float" office:value="-1.26400016921777" calcext:value-type="float">
            <text:p>-1.2640001692</text:p>
          </table:table-cell>
          <table:table-cell table:formula="of:=([.B9]+(512-[.C9]))*[.D9]-PI()" office:value-type="float" office:value="2.1905245651007" calcext:value-type="float">
            <text:p>2.19052456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70" calcext:value-type="float">
            <text:p>67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0]+(512-[.C10]))*[.D10]-PI()" office:value-type="float" office:value="-1.4848934026733" calcext:value-type="float">
            <text:p>-1.4848934027</text:p>
          </table:table-cell>
          <table:table-cell table:formula="of:=([.B10]+(512-[.C10]))*[.D10]-PI()" office:value-type="float" office:value="0.969475857943725" calcext:value-type="float">
            <text:p>0.96947585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1]+(512-[.C11]))*[.D11]-PI()" office:value-type="float" office:value="-0.994019550549896" calcext:value-type="float">
            <text:p>-0.9940195505</text:p>
          </table:table-cell>
          <table:table-cell table:formula="of:=([.B11]+(512-[.C11]))*[.D11]-PI()" office:value-type="float" office:value="1.46034971006713" calcext:value-type="float">
            <text:p>1.4603497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2]+(512-[.C12]))*[.D12]-PI()" office:value-type="float" office:value="-2.71207803298181" calcext:value-type="float">
            <text:p>-2.712078033</text:p>
          </table:table-cell>
          <table:table-cell table:formula="of:=([.B12]+(512-[.C12]))*[.D12]-PI()" office:value-type="float" office:value="-0.257708772364788" calcext:value-type="float">
            <text:p>-0.25770877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50" calcext:value-type="float">
            <text:p>9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3]+(512-[.C13]))*[.D13]-PI()" office:value-type="float" office:value="-0.564504929941916" calcext:value-type="float">
            <text:p>-0.5645049299</text:p>
          </table:table-cell>
          <table:table-cell table:formula="of:=([.B13]+(512-[.C13]))*[.D13]-PI()" office:value-type="float" office:value="2.68753434037564" calcext:value-type="float">
            <text:p>2.68753434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4]+(512-[.C14]))*[.D14]-PI()" office:value-type="float" office:value="0.0490873852123404" calcext:value-type="float">
            <text:p>0.0490873852</text:p>
          </table:table-cell>
          <table:table-cell table:formula="of:=([.B14]+(512-[.C14]))*[.D14]-PI()" office:value-type="float" office:value="-2.52800033843554" calcext:value-type="float">
            <text:p>-2.52800033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5]+(512-[.C15]))*[.D15]-PI()" office:value-type="float" office:value="-0.073631077818511" calcext:value-type="float">
            <text:p>-0.0736310778</text:p>
          </table:table-cell>
          <table:table-cell table:formula="of:=([.B15]+(512-[.C15]))*[.D15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6]+(512-[.C16]))*[.D16]-PI()" office:value-type="float" office:value="-0.50314569842649" calcext:value-type="float">
            <text:p>-0.5031456984</text:p>
          </table:table-cell>
          <table:table-cell table:formula="of:=([.B16]+(512-[.C16]))*[.D16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0" calcext:value-type="float">
            <text:p>590</text:p>
          </table:table-cell>
          <table:table-cell office:value-type="float" office:value="505" calcext:value-type="float">
            <text:p>505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7]+(512-[.C17]))*[.D17]-PI()" office:value-type="float" office:value="-2.08621387152447" calcext:value-type="float">
            <text:p>-2.0862138715</text:p>
          </table:table-cell>
          <table:table-cell table:formula="of:=([.B17]+(512-[.C17]))*[.D17]-PI()" office:value-type="float" office:value="0.521553467881118" calcext:value-type="float">
            <text:p>0.52155346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40" calcext:value-type="float">
            <text:p>74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8]+(512-[.C18]))*[.D18]-PI()" office:value-type="float" office:value="-1.02469916630761" calcext:value-type="float">
            <text:p>-1.0246991663</text:p>
          </table:table-cell>
          <table:table-cell table:formula="of:=([.B18]+(512-[.C18]))*[.D18]-PI()" office:value-type="float" office:value="1.3989904785517" calcext:value-type="float">
            <text:p>1.39899047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95" calcext:value-type="float">
            <text:p>695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9]+(512-[.C19]))*[.D19]-PI()" office:value-type="float" office:value="-1.11673801358075" calcext:value-type="float">
            <text:p>-1.1167380136</text:p>
          </table:table-cell>
          <table:table-cell table:formula="of:=([.B19]+(512-[.C19]))*[.D19]-PI()" office:value-type="float" office:value="1.12287393673229" calcext:value-type="float">
            <text:p>1.1228739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3:58:56.179104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7:20:34.541852695</meta:creation-date>
    <dc:date>2015-06-11T14:08:31.468211177</dc:date>
    <meta:editing-duration>PT1H32M25S</meta:editing-duration>
    <meta:editing-cycles>3</meta:editing-cycles>
    <meta:generator>LibreOffice/4.2.8.2$Linux_x86 LibreOffice_project/420m0$Build-2</meta:generator>
    <meta:document-statistic meta:table-count="1" meta:cell-count="114" meta:object-count="0"/>
  </office:meta>
</office:document-meta>
</file>